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6pt" style:text-underline-style="none" fo:font-weight="bold" officeooo:rsid="0016e7e9" officeooo:paragraph-rsid="0016e7e9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FreeSans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FreeSans" fo:font-size="13pt" fo:font-weight="bold" officeooo:rsid="0016e7e9" officeooo:paragraph-rsid="0016e7e9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FreeSans" fo:font-size="13pt" fo:font-weight="bold" officeooo:rsid="00171db6" officeooo:paragraph-rsid="00171db6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FreeSans" fo:font-size="13pt" fo:font-weight="normal" officeooo:rsid="0016e7e9" officeooo:paragraph-rsid="0016e7e9" style:font-size-asian="13pt" style:font-weight-asian="normal" style:font-size-complex="13pt" style:font-weight-complex="normal"/>
    </style:style>
    <style:style style:name="P6" style:family="paragraph" style:parent-style-name="Standard" style:list-style-name="L3">
      <style:paragraph-properties fo:margin-top="0.0398in" fo:margin-bottom="0.0398in" style:contextual-spacing="false" fo:text-align="start" style:justify-single-word="false"/>
      <style:text-properties style:font-name="FreeSans" fo:font-size="13pt" fo:font-weight="normal" officeooo:rsid="00171db6" officeooo:paragraph-rsid="00171db6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FreeSans" fo:font-size="13pt" fo:font-weight="normal" officeooo:rsid="00171db6" officeooo:paragraph-rsid="00171db6" style:font-size-asian="13pt" style:font-weight-asian="normal" style:font-size-complex="13pt" style:font-weight-complex="normal"/>
    </style:style>
    <style:style style:name="P8" style:family="paragraph" style:parent-style-name="Standard" style:list-style-name="L4">
      <style:paragraph-properties fo:margin-top="0.0398in" fo:margin-bottom="0.0398in" style:contextual-spacing="false" fo:text-align="start" style:justify-single-word="false"/>
      <style:text-properties style:font-name="FreeSans" fo:font-size="13pt" fo:font-weight="normal" officeooo:rsid="0018cb20" officeooo:paragraph-rsid="0018cb20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FreeSans" officeooo:paragraph-rsid="0016e7e9"/>
    </style:style>
    <style:style style:name="T1" style:family="text">
      <style:text-properties fo:font-size="13pt" fo:font-weight="normal" officeooo:rsid="0016e7e9" style:font-size-asian="13pt" style:font-weight-asian="normal" style:font-size-complex="13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uizy</text:p>
      <text:p text:style-name="P1"/>
      <text:p text:style-name="P2">Aim:</text:p>
      <text:p text:style-name="P9"><text:span text:style-name="T1">Create a quiz app to host Quiz.</text:span></text:p>
      <text:p text:style-name="P5"/>
      <text:p text:style-name="P3">Requirements:</text:p>
      <text:list xml:id="list2167175913" text:style-name="L3">
        <text:list-item>
          <text:p text:style-name="P6">Host multiple quizzes.</text:p>
        </text:list-item>
        <text:list-item>
          <text:p text:style-name="P6">Add tags to quiz (for searching)</text:p>
        </text:list-item>
        <text:list-item>
          <text:p text:style-name="P6">Categorize the quizes </text:p>
          <text:p text:style-name="P6">(e.g. Programming=&gt; C, C++, Python || Comp. Sci.=&gt; Computer arch. Software engg,)</text:p>
        </text:list-item>
        <text:list-item>
          <text:p text:style-name="P6">Multiple Types of questions: 1 answer MCQs, Multiple answer MCQ, True/False, Input values, Response based</text:p>
        </text:list-item>
        <text:list-item>
          <text:p text:style-name="P6">Formatted questions (e.g.- Code Snippets)</text:p>
        </text:list-item>
        <text:list-item>
          <text:p text:style-name="P6">Quiz navigation (next, previous, flag, overview)</text:p>
        </text:list-item>
      </text:list>
      <text:p text:style-name="P7"/>
      <text:p text:style-name="P4">Phases:</text:p>
      <text:list xml:id="list3801545341" text:style-name="L4">
        <text:list-item>
          <text:p text:style-name="P8">Setup the Database and API to access it.</text:p>
        </text:list-item>
        <text:list-item>
          <text:p text:style-name="P8">Create back-end in C and create terminal based app.</text:p>
        </text:list-item>
        <text:list-item>
          <text:p text:style-name="P8">Create front-end to access the quiz from the interne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1T21:28:05.305254260</meta:creation-date>
    <dc:date>2020-12-22T19:20:16.163963199</dc:date>
    <meta:editing-duration>PT21H11M40S</meta:editing-duration>
    <meta:editing-cycles>1</meta:editing-cycles>
    <meta:document-statistic meta:table-count="0" meta:image-count="0" meta:object-count="0" meta:page-count="1" meta:paragraph-count="15" meta:word-count="96" meta:character-count="574" meta:non-whitespace-character-count="501"/>
    <meta:generator>LibreOffice/7.0.3.1$Linux_X86_64 LibreOffice_project/00$Build-1</meta:generator>
  </office:meta>
</office:document-meta>
</file>